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style:vertical-align="middle" fo:padding="0.079cm" fo:border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17cm" style:rel-column-width="65535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style:vertical-align="middle" fo:padding="0.079cm" fo:border="0.75pt solid #808080"/>
    </style:style>
    <style:style style:name="T1" style:family="text">
      <style:text-properties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区域1" text:protected="true">
        <text:section-source xlink:href="file:///D:/eclipse/IPDemo/src/udp/chat"/>
        <text:p text:style-name="Text_20_body"/>
      </text:section>
      <text:p text:style-name="Standard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<text:span text:style-name="Source_20_Text"><text:span text:style-name="T1"><office:annotation><dc:date>2018-01-08T21:48:49.002000000</dc:date><text:p>HTML: &lt;NOSCRIPT&gt;</text:p></office:annotation></text:span></text:span><text:span text:style-name="Source_20_Text"><text:span text:style-name="T1"><office:annotation><dc:date>2018-01-08T21:48:49.002000000</dc:date><text:p>HTML: &lt;/NOSCRIPT&gt;</text:p></office:annotation></text:span></text:span><text:span text:style-name="Source_20_Text"><text:span text:style-name="T1">ByteArrayOutputStream</text:span></text:span><text:span text:style-name="Source_20_Text">()</text:span> <text:line-break/>          创建一个新的 byte 数组输出流。</text:p>
          </table:table-cell>
        </table:table-row>
      </table:table>
      <text:p text:style-name="Standard"/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Table_20_Contents"><text:span text:style-name="Source_20_Text"><text:span text:style-name="T1"><office:annotation><dc:date>2018-01-08T21:49:42.228000000</dc:date><text:p>HTML: &lt;NOSCRIPT&gt;</text:p></office:annotation></text:span></text:span><text:span text:style-name="Source_20_Text"><text:span text:style-name="T1"><office:annotation><dc:date>2018-01-08T21:49:42.228000000</dc:date><text:p>HTML: &lt;/NOSCRIPT&gt;</text:p></office:annotation></text:span></text:span><text:span text:style-name="Source_20_Text"><text:span text:style-name="T1">ByteArrayInputStream</text:span></text:span><text:span text:style-name="Source_20_Text">(byte[] buf)</text:span> <text:line-break/>          创建一个 <text:span text:style-name="Source_20_Text">ByteArrayInputStream</text:span>，使用 <text:span text:style-name="Source_20_Text">buf</text:span> 作为其缓冲区数组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0S</meta:editing-duration>
    <meta:editing-cycles>3</meta:editing-cycles>
    <meta:generator>LibreOffice/5.3.0.3$Windows_X86_64 LibreOffice_project/7074905676c47b82bbcfbea1aeefc84afe1c50e1</meta:generator>
    <dc:date>2018-01-08T21:57:12.713000000</dc:date>
    <meta:document-statistic meta:table-count="2" meta:image-count="0" meta:object-count="0" meta:page-count="1" meta:paragraph-count="2" meta:word-count="34" meta:character-count="139" meta:non-whitespace-character-count="109"/>
    <meta:user-defined meta:name="Info 1"/>
    <meta:user-defined meta:name="Info 2"/>
    <meta:user-defined meta:name="Info 3"/>
    <meta:user-defined meta:name="Info 4"/>
  </office:meta>
</office:document-meta>
</file>